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4.39mm"/>
    </style:style>
    <style:style style:name="co5" style:family="table-column">
      <style:table-column-properties fo:break-before="auto" style:column-width="20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4.46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6"/>
        <table:table-column table:style-name="co5" table:number-columns-repeated="9" table:default-cell-style-name="ce26"/>
        <table:table-column table:style-name="co4" table:default-cell-style-name="ce26"/>
        <table:table-column table:style-name="co6" table:default-cell-style-name="ce37"/>
        <table:table-column table:style-name="co7" table:default-cell-style-name="ce37"/>
        <table:table-column table:style-name="co8" table:number-columns-repeated="241" table:default-cell-style-name="ce3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8-7 石油產品出口</text:p>
          </table:table-cell>
          <table:covered-table-cell table:number-columns-repeated="13" table:style-name="ce1"/>
          <table:table-cell table:style-name="ce36"/>
          <table:table-cell table:style-name="ce38" table:number-columns-repeated="1009"/>
        </table:table-row>
        <table:table-row table:style-name="ro2">
          <table:table-cell table:style-name="ce2" table:number-columns-repeated="2"/>
          <table:table-cell table:style-name="ce15"/>
          <table:table-cell table:style-name="ce21" table:number-columns-repeated="3"/>
          <table:table-cell table:style-name="ce30"/>
          <table:table-cell table:style-name="ce31" table:number-columns-repeated="2"/>
          <table:table-cell table:style-name="ce32" table:number-columns-repeated="6"/>
          <table:table-cell table:style-name="ce39" table:number-columns-repeated="1009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style-name="ce10"/>
          <table:covered-table-cell table:style-name="ce16"/>
          <table:table-cell table:style-name="ce22" office:value-type="string" calcext:value-type="string">
            <text:p>石油產品合計</text:p>
            <text:p>(公秉油當量)</text:p>
          </table:table-cell>
          <table:table-cell table:style-name="ce22" office:value-type="string" calcext:value-type="string">
            <text:p>液化石油氣</text:p>
            <text:p>(公秉)</text:p>
          </table:table-cell>
          <table:table-cell table:style-name="ce22" office:value-type="string" calcext:value-type="string">
            <text:p>車用汽油</text:p>
            <text:p>(公秉)</text:p>
          </table:table-cell>
          <table:table-cell table:style-name="ce22" office:value-type="string" calcext:value-type="string">
            <text:p>航空燃油</text:p>
            <text:p>(公秉)</text:p>
          </table:table-cell>
          <table:table-cell table:style-name="ce22" office:value-type="string" calcext:value-type="string">
            <text:p>煤油</text:p>
            <text:p>(公秉)</text:p>
          </table:table-cell>
          <table:table-cell table:style-name="ce22" office:value-type="string" calcext:value-type="string">
            <text:p>柴油</text:p>
            <text:p>(公秉)</text:p>
          </table:table-cell>
          <table:table-cell table:style-name="ce22" office:value-type="string" calcext:value-type="string">
            <text:p>燃料油</text:p>
            <text:p>(公秉)</text:p>
          </table:table-cell>
          <table:table-cell table:style-name="ce22" office:value-type="string" calcext:value-type="string">
            <text:p>潤滑油</text:p>
            <text:p>(公秉)</text:p>
          </table:table-cell>
          <table:table-cell table:style-name="ce22" office:value-type="string" calcext:value-type="string">
            <text:p>柏油</text:p>
            <text:p>(公秉)</text:p>
          </table:table-cell>
          <table:table-cell table:style-name="ce22" office:value-type="string" calcext:value-type="string">
            <text:p>石油焦</text:p>
            <text:p>(公噸)</text:p>
          </table:table-cell>
          <table:table-cell table:style-name="ce22" office:value-type="string" calcext:value-type="string">
            <text:p>其他油品</text:p>
            <text:p>(公秉油當量)</text:p>
          </table:table-cell>
          <table:table-cell table:style-name="ce32"/>
          <table:table-cell table:style-name="ce39" table:number-columns-repeated="1009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1"/>
          <table:table-cell table:style-name="ce17"/>
          <table:table-cell table:style-name="ce23" office:value-type="float" office:value="6837331.46932462" calcext:value-type="float">
            <text:p><text:s/>6,837,331 <text:s/></text:p>
          </table:table-cell>
          <table:table-cell table:style-name="ce27" office:value-type="float" office:value="660452.13" calcext:value-type="float">
            <text:p><text:s/>660,452 <text:s/></text:p>
          </table:table-cell>
          <table:table-cell table:style-name="ce27" office:value-type="float" office:value="1277760" calcext:value-type="float">
            <text:p><text:s/>1,277,760 <text:s/></text:p>
          </table:table-cell>
          <table:table-cell table:style-name="ce27" office:value-type="float" office:value="964271" calcext:value-type="float">
            <text:p><text:s/>964,271 <text:s/></text:p>
          </table:table-cell>
          <table:table-cell table:style-name="ce27" office:value-type="float" office:value="195133" calcext:value-type="float">
            <text:p><text:s/>195,133 <text:s/></text:p>
          </table:table-cell>
          <table:table-cell table:style-name="ce27" office:value-type="float" office:value="3094251" calcext:value-type="float">
            <text:p><text:s/>3,094,251 <text:s/></text:p>
          </table:table-cell>
          <table:table-cell table:style-name="ce27" office:value-type="float" office:value="144030" calcext:value-type="float">
            <text:p><text:s/>144,030 <text:s/></text:p>
          </table:table-cell>
          <table:table-cell table:style-name="ce27" office:value-type="float" office:value="235690" calcext:value-type="float">
            <text:p><text:s/>235,690 <text:s/></text:p>
          </table:table-cell>
          <table:table-cell table:style-name="ce27" office:value-type="float" office:value="614658" calcext:value-type="float">
            <text:p><text:s/>614,658 <text:s/></text:p>
          </table:table-cell>
          <table:table-cell table:style-name="ce27" office:value-type="float" office:value="168586" calcext:value-type="float">
            <text:p><text:s/>168,586 <text:s/></text:p>
          </table:table-cell>
          <table:table-cell table:style-name="ce33" office:value-type="float" office:value="72061.249041283" calcext:value-type="float">
            <text:p><text:s/>72,061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2"/>
          <table:table-cell table:style-name="ce18"/>
          <table:table-cell table:style-name="ce24" office:value-type="float" office:value="11115616.9758118" calcext:value-type="float">
            <text:p><text:s/>11,115,617 <text:s/></text:p>
          </table:table-cell>
          <table:table-cell table:style-name="ce28" office:value-type="float" office:value="652531.104" calcext:value-type="float">
            <text:p><text:s/>652,531 <text:s/></text:p>
          </table:table-cell>
          <table:table-cell table:style-name="ce28" office:value-type="float" office:value="2944460" calcext:value-type="float">
            <text:p><text:s/>2,944,460 <text:s/></text:p>
          </table:table-cell>
          <table:table-cell table:style-name="ce28" office:value-type="float" office:value="542790" calcext:value-type="float">
            <text:p><text:s/>542,790 <text:s/></text:p>
          </table:table-cell>
          <table:table-cell table:style-name="ce28" office:value-type="float" office:value="336073" calcext:value-type="float">
            <text:p><text:s/>336,073 <text:s/></text:p>
          </table:table-cell>
          <table:table-cell table:style-name="ce28" office:value-type="float" office:value="5377597" calcext:value-type="float">
            <text:p><text:s/>5,377,597 <text:s/></text:p>
          </table:table-cell>
          <table:table-cell table:style-name="ce28" office:value-type="float" office:value="827151" calcext:value-type="float">
            <text:p><text:s/>827,151 <text:s/></text:p>
          </table:table-cell>
          <table:table-cell table:style-name="ce28" office:value-type="float" office:value="257170" calcext:value-type="float">
            <text:p><text:s/>257,170 <text:s/></text:p>
          </table:table-cell>
          <table:table-cell table:style-name="ce28" office:value-type="float" office:value="826180" calcext:value-type="float">
            <text:p><text:s/>826,180 <text:s/></text:p>
          </table:table-cell>
          <table:table-cell table:style-name="ce28" office:value-type="float" office:value="51108" calcext:value-type="float">
            <text:p><text:s/>51,108 <text:s/></text:p>
          </table:table-cell>
          <table:table-cell table:style-name="ce34" office:value-type="float" office:value="142566.489696261" calcext:value-type="float">
            <text:p><text:s/>142,566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2"/>
          <table:table-cell table:style-name="ce18"/>
          <table:table-cell table:style-name="ce24" office:value-type="float" office:value="14782747.1494728" calcext:value-type="float">
            <text:p><text:s/>14,782,747 <text:s/></text:p>
          </table:table-cell>
          <table:table-cell table:style-name="ce28" office:value-type="float" office:value="661913.802" calcext:value-type="float">
            <text:p><text:s/>661,914 <text:s/></text:p>
          </table:table-cell>
          <table:table-cell table:style-name="ce28" office:value-type="float" office:value="4636951" calcext:value-type="float">
            <text:p><text:s/>4,636,951 <text:s/></text:p>
          </table:table-cell>
          <table:table-cell table:style-name="ce28" office:value-type="float" office:value="1144481" calcext:value-type="float">
            <text:p><text:s/>1,144,48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976577" calcext:value-type="float">
            <text:p><text:s/>6,976,577 <text:s/></text:p>
          </table:table-cell>
          <table:table-cell table:style-name="ce28" office:value-type="float" office:value="1134003" calcext:value-type="float">
            <text:p><text:s/>1,134,003 <text:s/></text:p>
          </table:table-cell>
          <table:table-cell table:style-name="ce28" office:value-type="float" office:value="262221" calcext:value-type="float">
            <text:p><text:s/>262,221 <text:s/></text:p>
          </table:table-cell>
          <table:table-cell table:style-name="ce28" office:value-type="float" office:value="783370" calcext:value-type="float">
            <text:p><text:s/>783,370 <text:s/></text:p>
          </table:table-cell>
          <table:table-cell table:style-name="ce28" office:value-type="float" office:value="195006" calcext:value-type="float">
            <text:p><text:s/>195,006 <text:s/></text:p>
          </table:table-cell>
          <table:table-cell table:style-name="ce34" office:value-type="float" office:value="209901.563220562" calcext:value-type="float">
            <text:p><text:s/>209,902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2"/>
          <table:table-cell table:style-name="ce18"/>
          <table:table-cell table:style-name="ce24" office:value-type="float" office:value="17181924.8627642" calcext:value-type="float">
            <text:p><text:s/>17,181,925 <text:s/></text:p>
          </table:table-cell>
          <table:table-cell table:style-name="ce28" office:value-type="float" office:value="658288.71" calcext:value-type="float">
            <text:p><text:s/>658,289 <text:s/></text:p>
          </table:table-cell>
          <table:table-cell table:style-name="ce28" office:value-type="float" office:value="4811383" calcext:value-type="float">
            <text:p><text:s/>4,811,383 <text:s/></text:p>
          </table:table-cell>
          <table:table-cell table:style-name="ce28" office:value-type="float" office:value="2071257" calcext:value-type="float">
            <text:p><text:s/>2,071,25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927049" calcext:value-type="float">
            <text:p><text:s/>8,927,049 <text:s/></text:p>
          </table:table-cell>
          <table:table-cell table:style-name="ce28" office:value-type="float" office:value="486885" calcext:value-type="float">
            <text:p><text:s/>486,885 <text:s/></text:p>
          </table:table-cell>
          <table:table-cell table:style-name="ce28" office:value-type="float" office:value="362780" calcext:value-type="float">
            <text:p><text:s/>362,780 <text:s/></text:p>
          </table:table-cell>
          <table:table-cell table:style-name="ce28" office:value-type="float" office:value="912415" calcext:value-type="float">
            <text:p><text:s/>912,415 <text:s/></text:p>
          </table:table-cell>
          <table:table-cell table:style-name="ce28" office:value-type="float" office:value="243585" calcext:value-type="float">
            <text:p><text:s/>243,585 <text:s/></text:p>
          </table:table-cell>
          <table:table-cell table:style-name="ce34" office:value-type="float" office:value="211688.019336411" calcext:value-type="float">
            <text:p><text:s/>211,68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2"/>
          <table:table-cell table:style-name="ce18"/>
          <table:table-cell table:style-name="ce24" office:value-type="float" office:value="16442664.1241706" calcext:value-type="float">
            <text:p><text:s/>16,442,664 <text:s/></text:p>
          </table:table-cell>
          <table:table-cell table:style-name="ce28" office:value-type="float" office:value="562987.332" calcext:value-type="float">
            <text:p><text:s/>562,987 <text:s/></text:p>
          </table:table-cell>
          <table:table-cell table:style-name="ce28" office:value-type="float" office:value="4592288" calcext:value-type="float">
            <text:p><text:s/>4,592,288 <text:s/></text:p>
          </table:table-cell>
          <table:table-cell table:style-name="ce28" office:value-type="float" office:value="2271925" calcext:value-type="float">
            <text:p><text:s/>2,271,92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892677" calcext:value-type="float">
            <text:p><text:s/>8,892,677 <text:s/></text:p>
          </table:table-cell>
          <table:table-cell table:style-name="ce28" office:value-type="float" office:value="345481" calcext:value-type="float">
            <text:p><text:s/>345,481 <text:s/></text:p>
          </table:table-cell>
          <table:table-cell table:style-name="ce28" office:value-type="float" office:value="289536" calcext:value-type="float">
            <text:p><text:s/>289,536 <text:s/></text:p>
          </table:table-cell>
          <table:table-cell table:style-name="ce28" office:value-type="float" office:value="615412" calcext:value-type="float">
            <text:p><text:s/>615,412 <text:s/></text:p>
          </table:table-cell>
          <table:table-cell table:style-name="ce28" office:value-type="float" office:value="215048" calcext:value-type="float">
            <text:p><text:s/>215,048 <text:s/></text:p>
          </table:table-cell>
          <table:table-cell table:style-name="ce34" office:value-type="float" office:value="171238.463301697" calcext:value-type="float">
            <text:p><text:s/>171,23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2"/>
          <table:table-cell table:style-name="ce18"/>
          <table:table-cell table:style-name="ce24" office:value-type="float" office:value="19487653.083037" calcext:value-type="float">
            <text:p><text:s/>19,487,653 <text:s/></text:p>
          </table:table-cell>
          <table:table-cell table:style-name="ce28" office:value-type="float" office:value="549721.386" calcext:value-type="float">
            <text:p><text:s/>549,721 <text:s/></text:p>
          </table:table-cell>
          <table:table-cell table:style-name="ce28" office:value-type="float" office:value="6366241" calcext:value-type="float">
            <text:p><text:s/>6,366,241 <text:s/></text:p>
          </table:table-cell>
          <table:table-cell table:style-name="ce28" office:value-type="float" office:value="2432223" calcext:value-type="float">
            <text:p><text:s/>2,432,22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306431" calcext:value-type="float">
            <text:p><text:s/>10,306,431 <text:s/></text:p>
          </table:table-cell>
          <table:table-cell table:style-name="ce28" office:value-type="float" office:value="332585" calcext:value-type="float">
            <text:p><text:s/>332,585 <text:s/></text:p>
          </table:table-cell>
          <table:table-cell table:style-name="ce28" office:value-type="float" office:value="362628" calcext:value-type="float">
            <text:p><text:s/>362,628 <text:s/></text:p>
          </table:table-cell>
          <table:table-cell table:style-name="ce28" office:value-type="float" office:value="626325" calcext:value-type="float">
            <text:p><text:s/>626,325 <text:s/></text:p>
          </table:table-cell>
          <table:table-cell table:style-name="ce28" office:value-type="float" office:value="219712" calcext:value-type="float">
            <text:p><text:s/>219,712 <text:s/></text:p>
          </table:table-cell>
          <table:table-cell table:style-name="ce34" office:value-type="float" office:value="146006.550135907" calcext:value-type="float">
            <text:p><text:s/>146,007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2"/>
          <table:table-cell table:style-name="ce18"/>
          <table:table-cell table:style-name="ce24" office:value-type="float" office:value="18984717.9893601" calcext:value-type="float">
            <text:p><text:s/>18,984,718 <text:s/></text:p>
          </table:table-cell>
          <table:table-cell table:style-name="ce28" office:value-type="float" office:value="538840.656" calcext:value-type="float">
            <text:p><text:s/>538,841 <text:s/></text:p>
          </table:table-cell>
          <table:table-cell table:style-name="ce28" office:value-type="float" office:value="5634672" calcext:value-type="float">
            <text:p><text:s/>5,634,672 <text:s/></text:p>
          </table:table-cell>
          <table:table-cell table:style-name="ce28" office:value-type="float" office:value="2599077" calcext:value-type="float">
            <text:p><text:s/>2,599,07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574916" calcext:value-type="float">
            <text:p><text:s/>10,574,916 <text:s/></text:p>
          </table:table-cell>
          <table:table-cell table:style-name="ce28" office:value-type="float" office:value="516323" calcext:value-type="float">
            <text:p><text:s/>516,323 <text:s/></text:p>
          </table:table-cell>
          <table:table-cell table:style-name="ce28" office:value-type="float" office:value="256239" calcext:value-type="float">
            <text:p><text:s/>256,239 <text:s/></text:p>
          </table:table-cell>
          <table:table-cell table:style-name="ce28" office:value-type="float" office:value="236175" calcext:value-type="float">
            <text:p><text:s/>236,175 <text:s/></text:p>
          </table:table-cell>
          <table:table-cell table:style-name="ce28" office:value-type="float" office:value="253215" calcext:value-type="float">
            <text:p><text:s/>253,215 <text:s/></text:p>
          </table:table-cell>
          <table:table-cell table:style-name="ce34" office:value-type="float" office:value="206688.216853421" calcext:value-type="float">
            <text:p><text:s/>206,68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2"/>
          <table:table-cell table:style-name="ce18"/>
          <table:table-cell table:style-name="ce24" office:value-type="float" office:value="20862575.802799" calcext:value-type="float">
            <text:p><text:s/>20,862,576 <text:s/></text:p>
          </table:table-cell>
          <table:table-cell table:style-name="ce28" office:value-type="float" office:value="268518.6" calcext:value-type="float">
            <text:p><text:s/>268,519 <text:s/></text:p>
          </table:table-cell>
          <table:table-cell table:style-name="ce28" office:value-type="float" office:value="5572063" calcext:value-type="float">
            <text:p><text:s/>5,572,063 <text:s/></text:p>
          </table:table-cell>
          <table:table-cell table:style-name="ce28" office:value-type="float" office:value="3234764" calcext:value-type="float">
            <text:p><text:s/>3,234,76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990597" calcext:value-type="float">
            <text:p><text:s/>11,990,597 <text:s/></text:p>
          </table:table-cell>
          <table:table-cell table:style-name="ce28" office:value-type="float" office:value="592910" calcext:value-type="float">
            <text:p><text:s/>592,910 <text:s/></text:p>
          </table:table-cell>
          <table:table-cell table:style-name="ce28" office:value-type="float" office:value="214764" calcext:value-type="float">
            <text:p><text:s/>214,764 <text:s/></text:p>
          </table:table-cell>
          <table:table-cell table:style-name="ce28" office:value-type="float" office:value="272555" calcext:value-type="float">
            <text:p><text:s/>272,555 <text:s/></text:p>
          </table:table-cell>
          <table:table-cell table:style-name="ce28" office:value-type="float" office:value="339236" calcext:value-type="float">
            <text:p><text:s/>339,236 <text:s/></text:p>
          </table:table-cell>
          <table:table-cell table:style-name="ce34" office:value-type="float" office:value="295487.501576824" calcext:value-type="float">
            <text:p><text:s/>295,48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2"/>
          <table:table-cell table:style-name="ce18"/>
          <table:table-cell table:style-name="ce24" office:value-type="float" office:value="17982650.7819718" calcext:value-type="float">
            <text:p><text:s/>17,982,651 <text:s/></text:p>
          </table:table-cell>
          <table:table-cell table:style-name="ce28" office:value-type="float" office:value="167715.954" calcext:value-type="float">
            <text:p><text:s/>167,716 <text:s/></text:p>
          </table:table-cell>
          <table:table-cell table:style-name="ce28" office:value-type="float" office:value="4946987" calcext:value-type="float">
            <text:p><text:s/>4,946,987 <text:s/></text:p>
          </table:table-cell>
          <table:table-cell table:style-name="ce28" office:value-type="float" office:value="1927352" calcext:value-type="float">
            <text:p><text:s/>1,927,35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283807" calcext:value-type="float">
            <text:p><text:s/>10,283,807 <text:s/></text:p>
          </table:table-cell>
          <table:table-cell table:style-name="ce28" office:value-type="float" office:value="759828" calcext:value-type="float">
            <text:p><text:s/>759,828 <text:s/></text:p>
          </table:table-cell>
          <table:table-cell table:style-name="ce28" office:value-type="float" office:value="593384" calcext:value-type="float">
            <text:p><text:s/>593,384 <text:s/></text:p>
          </table:table-cell>
          <table:table-cell table:style-name="ce28" office:value-type="float" office:value="341348" calcext:value-type="float">
            <text:p><text:s/>341,348 <text:s/></text:p>
          </table:table-cell>
          <table:table-cell table:style-name="ce28" office:value-type="float" office:value="264382" calcext:value-type="float">
            <text:p><text:s/>264,382 <text:s/></text:p>
          </table:table-cell>
          <table:table-cell table:style-name="ce34" office:value-type="float" office:value="196613.40921735" calcext:value-type="float">
            <text:p><text:s/>196,61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2"/>
          <table:table-cell table:style-name="ce18"/>
          <table:table-cell table:style-name="ce24" office:value-type="float" office:value="15464698.5663816" calcext:value-type="float">
            <text:p><text:s/>15,464,699 <text:s/></text:p>
          </table:table-cell>
          <table:table-cell table:style-name="ce28" office:value-type="float" office:value="55414.458" calcext:value-type="float">
            <text:p><text:s/>55,414 <text:s/></text:p>
          </table:table-cell>
          <table:table-cell table:style-name="ce28" office:value-type="float" office:value="3585905" calcext:value-type="float">
            <text:p><text:s/>3,585,905 <text:s/></text:p>
          </table:table-cell>
          <table:table-cell table:style-name="ce28" office:value-type="float" office:value="1399801" calcext:value-type="float">
            <text:p><text:s/>1,399,80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9140796.28" calcext:value-type="float">
            <text:p><text:s/>9,140,796 <text:s/></text:p>
          </table:table-cell>
          <table:table-cell table:style-name="ce28" office:value-type="float" office:value="963094" calcext:value-type="float">
            <text:p><text:s/>963,094 <text:s/></text:p>
          </table:table-cell>
          <table:table-cell table:style-name="ce28" office:value-type="float" office:value="732995" calcext:value-type="float">
            <text:p><text:s/>732,995 <text:s/></text:p>
          </table:table-cell>
          <table:table-cell table:style-name="ce28" office:value-type="float" office:value="251101" calcext:value-type="float">
            <text:p><text:s/>251,101 <text:s/></text:p>
          </table:table-cell>
          <table:table-cell table:style-name="ce28" office:value-type="float" office:value="212545" calcext:value-type="float">
            <text:p><text:s/>212,545 <text:s/></text:p>
          </table:table-cell>
          <table:table-cell table:style-name="ce34" office:value-type="float" office:value="258569.224067196" calcext:value-type="float">
            <text:p><text:s/>258,569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2"/>
          <table:table-cell table:style-name="ce18"/>
          <table:table-cell table:style-name="ce24" office:value-type="float" office:value="18872023.9047251" calcext:value-type="float">
            <text:p><text:s/>18,872,024 <text:s/></text:p>
          </table:table-cell>
          <table:table-cell table:style-name="ce28" office:value-type="float" office:value="165641.616" calcext:value-type="float">
            <text:p><text:s/>165,642 <text:s/></text:p>
          </table:table-cell>
          <table:table-cell table:style-name="ce28" office:value-type="float" office:value="4315231" calcext:value-type="float">
            <text:p><text:s/>4,315,231 <text:s/></text:p>
          </table:table-cell>
          <table:table-cell table:style-name="ce28" office:value-type="float" office:value="1648304" calcext:value-type="float">
            <text:p><text:s/>1,648,30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124547" calcext:value-type="float">
            <text:p><text:s/>11,124,547 <text:s/></text:p>
          </table:table-cell>
          <table:table-cell table:style-name="ce28" office:value-type="float" office:value="1388118" calcext:value-type="float">
            <text:p><text:s/>1,388,118 <text:s/></text:p>
          </table:table-cell>
          <table:table-cell table:style-name="ce28" office:value-type="float" office:value="806971" calcext:value-type="float">
            <text:p><text:s/>806,971 <text:s/></text:p>
          </table:table-cell>
          <table:table-cell table:style-name="ce28" office:value-type="float" office:value="227300" calcext:value-type="float">
            <text:p><text:s/>227,300 <text:s/></text:p>
          </table:table-cell>
          <table:table-cell table:style-name="ce28" office:value-type="float" office:value="318305" calcext:value-type="float">
            <text:p><text:s/>318,305 <text:s/></text:p>
          </table:table-cell>
          <table:table-cell table:style-name="ce34" office:value-type="float" office:value="277977.668929512" calcext:value-type="float">
            <text:p><text:s/>277,97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2"/>
          <table:table-cell table:style-name="ce18"/>
          <table:table-cell table:style-name="ce24" office:value-type="float" office:value="19500652.3421314" calcext:value-type="float">
            <text:p><text:s/>19,500,652 <text:s/></text:p>
          </table:table-cell>
          <table:table-cell table:style-name="ce28" office:value-type="float" office:value="161643.834" calcext:value-type="float">
            <text:p><text:s/>161,644 <text:s/></text:p>
          </table:table-cell>
          <table:table-cell table:style-name="ce28" office:value-type="float" office:value="5452740" calcext:value-type="float">
            <text:p><text:s/>5,452,740 <text:s/></text:p>
          </table:table-cell>
          <table:table-cell table:style-name="ce28" office:value-type="float" office:value="1579669" calcext:value-type="float">
            <text:p><text:s/>1,579,66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738436" calcext:value-type="float">
            <text:p><text:s/>11,738,436 <text:s/></text:p>
          </table:table-cell>
          <table:table-cell table:style-name="ce28" office:value-type="float" office:value="627210" calcext:value-type="float">
            <text:p><text:s/>627,210 <text:s/></text:p>
          </table:table-cell>
          <table:table-cell table:style-name="ce28" office:value-type="float" office:value="739988" calcext:value-type="float">
            <text:p><text:s/>739,988 <text:s/></text:p>
          </table:table-cell>
          <table:table-cell table:style-name="ce28" office:value-type="float" office:value="274995" calcext:value-type="float">
            <text:p><text:s/>274,995 <text:s/></text:p>
          </table:table-cell>
          <table:table-cell table:style-name="ce28" office:value-type="float" office:value="408666" calcext:value-type="float">
            <text:p><text:s/>408,666 <text:s/></text:p>
          </table:table-cell>
          <table:table-cell table:style-name="ce34" office:value-type="float" office:value="159518.426732472" calcext:value-type="float">
            <text:p><text:s/>159,518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2"/>
          <table:table-cell table:style-name="ce18"/>
          <table:table-cell table:style-name="ce24" office:value-type="float" office:value="19485133.0109223" calcext:value-type="float">
            <text:p><text:s/>19,485,133 <text:s/></text:p>
          </table:table-cell>
          <table:table-cell table:style-name="ce28" office:value-type="float" office:value="79439.328" calcext:value-type="float">
            <text:p><text:s/>79,439 <text:s/></text:p>
          </table:table-cell>
          <table:table-cell table:style-name="ce28" office:value-type="float" office:value="5404368" calcext:value-type="float">
            <text:p><text:s/>5,404,368 <text:s/></text:p>
          </table:table-cell>
          <table:table-cell table:style-name="ce28" office:value-type="float" office:value="1264844" calcext:value-type="float">
            <text:p><text:s/>1,264,84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730089" calcext:value-type="float">
            <text:p><text:s/>11,730,089 <text:s/></text:p>
          </table:table-cell>
          <table:table-cell table:style-name="ce28" office:value-type="float" office:value="751282" calcext:value-type="float">
            <text:p><text:s/>751,282 <text:s/></text:p>
          </table:table-cell>
          <table:table-cell table:style-name="ce28" office:value-type="float" office:value="798583" calcext:value-type="float">
            <text:p><text:s/>798,583 <text:s/></text:p>
          </table:table-cell>
          <table:table-cell table:style-name="ce28" office:value-type="float" office:value="267594" calcext:value-type="float">
            <text:p><text:s/>267,594 <text:s/></text:p>
          </table:table-cell>
          <table:table-cell table:style-name="ce28" office:value-type="float" office:value="409144" calcext:value-type="float">
            <text:p><text:s/>409,144 <text:s/></text:p>
          </table:table-cell>
          <table:table-cell table:style-name="ce34" office:value-type="float" office:value="347102.484113442" calcext:value-type="float">
            <text:p><text:s/>347,102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2"/>
          <table:table-cell table:style-name="ce18"/>
          <table:table-cell table:style-name="ce24" office:value-type="float" office:value="18863061.5182091" calcext:value-type="float">
            <text:p><text:s/>18,863,062 <text:s/></text:p>
          </table:table-cell>
          <table:table-cell table:style-name="ce28" office:value-type="float" office:value="13758.624" calcext:value-type="float">
            <text:p><text:s/>13,759 <text:s/></text:p>
          </table:table-cell>
          <table:table-cell table:style-name="ce28" office:value-type="float" office:value="5512196" calcext:value-type="float">
            <text:p><text:s/>5,512,196 <text:s/></text:p>
          </table:table-cell>
          <table:table-cell table:style-name="ce28" office:value-type="float" office:value="1279263" calcext:value-type="float">
            <text:p><text:s/>1,279,26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758719.637" calcext:value-type="float">
            <text:p><text:s/>10,758,720 <text:s/></text:p>
          </table:table-cell>
          <table:table-cell table:style-name="ce28" office:value-type="float" office:value="1002760" calcext:value-type="float">
            <text:p><text:s/>1,002,760 <text:s/></text:p>
          </table:table-cell>
          <table:table-cell table:style-name="ce28" office:value-type="float" office:value="640751" calcext:value-type="float">
            <text:p><text:s/>640,751 <text:s/></text:p>
          </table:table-cell>
          <table:table-cell table:style-name="ce28" office:value-type="float" office:value="337336" calcext:value-type="float">
            <text:p><text:s/>337,336 <text:s/></text:p>
          </table:table-cell>
          <table:table-cell table:style-name="ce28" office:value-type="float" office:value="524073" calcext:value-type="float">
            <text:p><text:s/>524,073 <text:s/></text:p>
          </table:table-cell>
          <table:table-cell table:style-name="ce34" office:value-type="float" office:value="291702.582537945" calcext:value-type="float">
            <text:p><text:s/>291,70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2"/>
          <table:table-cell table:style-name="ce18"/>
          <table:table-cell table:style-name="ce24" office:value-type="float" office:value="19306003.9718265" calcext:value-type="float">
            <text:p><text:s/>19,306,004 <text:s/></text:p>
          </table:table-cell>
          <table:table-cell table:style-name="ce28" office:value-type="float" office:value="7177.464" calcext:value-type="float">
            <text:p><text:s/>7,177 <text:s/></text:p>
          </table:table-cell>
          <table:table-cell table:style-name="ce28" office:value-type="float" office:value="6027234" calcext:value-type="float">
            <text:p><text:s/>6,027,234 <text:s/></text:p>
          </table:table-cell>
          <table:table-cell table:style-name="ce28" office:value-type="float" office:value="1141103" calcext:value-type="float">
            <text:p><text:s/>1,141,10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644711.716" calcext:value-type="float">
            <text:p><text:s/>10,644,712 <text:s/></text:p>
          </table:table-cell>
          <table:table-cell table:style-name="ce28" office:value-type="float" office:value="1331136" calcext:value-type="float">
            <text:p><text:s/>1,331,136 <text:s/></text:p>
          </table:table-cell>
          <table:table-cell table:style-name="ce28" office:value-type="float" office:value="638698" calcext:value-type="float">
            <text:p><text:s/>638,698 <text:s/></text:p>
          </table:table-cell>
          <table:table-cell table:style-name="ce28" office:value-type="float" office:value="336834" calcext:value-type="float">
            <text:p><text:s/>336,834 <text:s/></text:p>
          </table:table-cell>
          <table:table-cell table:style-name="ce28" office:value-type="float" office:value="508787" calcext:value-type="float">
            <text:p><text:s/>508,787 <text:s/></text:p>
          </table:table-cell>
          <table:table-cell table:style-name="ce34" office:value-type="float" office:value="188753.984266495" calcext:value-type="float">
            <text:p><text:s/>188,754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2"/>
          <table:table-cell table:style-name="ce18"/>
          <table:table-cell table:style-name="ce24" office:value-type="float" office:value="19196423.245789" calcext:value-type="float">
            <text:p><text:s/>19,196,423 <text:s/></text:p>
          </table:table-cell>
          <table:table-cell table:style-name="ce28" office:value-type="float" office:value="47520.702" calcext:value-type="float">
            <text:p><text:s/>47,521 <text:s/></text:p>
          </table:table-cell>
          <table:table-cell table:style-name="ce28" office:value-type="float" office:value="5630558" calcext:value-type="float">
            <text:p><text:s/>5,630,558 <text:s/></text:p>
          </table:table-cell>
          <table:table-cell table:style-name="ce28" office:value-type="float" office:value="1037769" calcext:value-type="float">
            <text:p><text:s/>1,037,76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9870708.282" calcext:value-type="float">
            <text:p><text:s/>9,870,708 <text:s/></text:p>
          </table:table-cell>
          <table:table-cell table:style-name="ce28" office:value-type="float" office:value="1621706" calcext:value-type="float">
            <text:p><text:s/>1,621,706 <text:s/></text:p>
          </table:table-cell>
          <table:table-cell table:style-name="ce28" office:value-type="float" office:value="712545" calcext:value-type="float">
            <text:p><text:s/>712,545 <text:s/></text:p>
          </table:table-cell>
          <table:table-cell table:style-name="ce28" office:value-type="float" office:value="250248" calcext:value-type="float">
            <text:p><text:s/>250,248 <text:s/></text:p>
          </table:table-cell>
          <table:table-cell table:style-name="ce28" office:value-type="float" office:value="542103" calcext:value-type="float">
            <text:p><text:s/>542,103 <text:s/></text:p>
          </table:table-cell>
          <table:table-cell table:style-name="ce34" office:value-type="float" office:value="884613.46505896" calcext:value-type="float">
            <text:p><text:s/>884,613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2"/>
          <table:table-cell table:style-name="ce18"/>
          <table:table-cell table:style-name="ce24" office:value-type="float" office:value="20503843.6607225" calcext:value-type="float">
            <text:p><text:s/>20,503,844 <text:s/></text:p>
          </table:table-cell>
          <table:table-cell table:style-name="ce28" office:value-type="float" office:value="145467.453618" calcext:value-type="float">
            <text:p><text:s/>145,467 <text:s/></text:p>
          </table:table-cell>
          <table:table-cell table:style-name="ce28" office:value-type="float" office:value="5310503.98" calcext:value-type="float">
            <text:p><text:s/>5,310,504 <text:s/></text:p>
          </table:table-cell>
          <table:table-cell table:style-name="ce28" office:value-type="float" office:value="1200339.851" calcext:value-type="float">
            <text:p><text:s/>1,200,340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242497.608" calcext:value-type="float">
            <text:p><text:s/>11,242,498 <text:s/></text:p>
          </table:table-cell>
          <table:table-cell table:style-name="ce28" office:value-type="float" office:value="1960764.294" calcext:value-type="float">
            <text:p><text:s/>1,960,764 <text:s/></text:p>
          </table:table-cell>
          <table:table-cell table:style-name="ce28" office:value-type="float" office:value="566403" calcext:value-type="float">
            <text:p><text:s/>566,403 <text:s/></text:p>
          </table:table-cell>
          <table:table-cell table:style-name="ce28" office:value-type="float" office:value="234008" calcext:value-type="float">
            <text:p><text:s/>234,008 <text:s/></text:p>
          </table:table-cell>
          <table:table-cell table:style-name="ce28" office:value-type="float" office:value="626238.17" calcext:value-type="float">
            <text:p><text:s/>626,238 <text:s/></text:p>
          </table:table-cell>
          <table:table-cell table:style-name="ce34" office:value-type="float" office:value="707971.957349707" calcext:value-type="float">
            <text:p><text:s/>707,972 <text:s/>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2"/>
          <table:table-cell table:style-name="ce18"/>
          <table:table-cell table:style-name="ce24" office:value-type="float" office:value="21783134.4295578" calcext:value-type="float">
            <text:p><text:s/>21,783,134 <text:s/></text:p>
          </table:table-cell>
          <table:table-cell table:style-name="ce28" office:value-type="float" office:value="59502.516426" calcext:value-type="float">
            <text:p><text:s/>59,503 <text:s/></text:p>
          </table:table-cell>
          <table:table-cell table:style-name="ce28" office:value-type="float" office:value="4710827.911" calcext:value-type="float">
            <text:p><text:s/>4,710,828 <text:s/></text:p>
          </table:table-cell>
          <table:table-cell table:style-name="ce28" office:value-type="float" office:value="1166237.066" calcext:value-type="float">
            <text:p><text:s/>1,166,23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874159.78" calcext:value-type="float">
            <text:p><text:s/>11,874,160 <text:s/></text:p>
          </table:table-cell>
          <table:table-cell table:style-name="ce28" office:value-type="float" office:value="1850050.178" calcext:value-type="float">
            <text:p><text:s/>1,850,050 <text:s/></text:p>
          </table:table-cell>
          <table:table-cell table:style-name="ce28" office:value-type="float" office:value="733467" calcext:value-type="float">
            <text:p><text:s/>733,467 <text:s/></text:p>
          </table:table-cell>
          <table:table-cell table:style-name="ce28" office:value-type="float" office:value="265798" calcext:value-type="float">
            <text:p><text:s/>265,798 <text:s/></text:p>
          </table:table-cell>
          <table:table-cell table:style-name="ce28" office:value-type="float" office:value="682514.91" calcext:value-type="float">
            <text:p><text:s/>682,515 <text:s/></text:p>
          </table:table-cell>
          <table:table-cell table:style-name="ce34" office:value-type="float" office:value="1864416.34588157" calcext:value-type="float">
            <text:p><text:s/>1,864,41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/>
          <table:table-cell table:style-name="ce18"/>
          <table:table-cell table:style-name="ce24"/>
          <table:table-cell table:style-name="ce28" table:number-columns-repeated="9"/>
          <table:table-cell table:style-name="ce34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2" office:value-type="string" calcext:value-type="string">
            <text:p><text:s/>1月</text:p>
          </table:table-cell>
          <table:table-cell table:style-name="ce18"/>
          <table:table-cell table:style-name="ce24" office:value-type="float" office:value="1901598.61599387" calcext:value-type="float">
            <text:p><text:s/>1,901,599 <text:s/></text:p>
          </table:table-cell>
          <table:table-cell table:style-name="ce28" office:value-type="float" office:value="3516.95736" calcext:value-type="float">
            <text:p><text:s/>3,517 <text:s/></text:p>
          </table:table-cell>
          <table:table-cell table:style-name="ce28" office:value-type="float" office:value="386222.291" calcext:value-type="float">
            <text:p><text:s/>386,222 <text:s/></text:p>
          </table:table-cell>
          <table:table-cell table:style-name="ce28" office:value-type="float" office:value="92721.687" calcext:value-type="float">
            <text:p><text:s/>92,72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01579.12" calcext:value-type="float">
            <text:p><text:s/>1,001,579 <text:s/></text:p>
          </table:table-cell>
          <table:table-cell table:style-name="ce28" office:value-type="float" office:value="219241.405" calcext:value-type="float">
            <text:p><text:s/>219,241 <text:s/></text:p>
          </table:table-cell>
          <table:table-cell table:style-name="ce28" office:value-type="float" office:value="35271" calcext:value-type="float">
            <text:p><text:s/>35,271 <text:s/></text:p>
          </table:table-cell>
          <table:table-cell table:style-name="ce28" office:value-type="float" office:value="13693" calcext:value-type="float">
            <text:p><text:s/>13,693 <text:s/></text:p>
          </table:table-cell>
          <table:table-cell table:style-name="ce28" office:value-type="float" office:value="64054.35" calcext:value-type="float">
            <text:p><text:s/>64,054 <text:s/></text:p>
          </table:table-cell>
          <table:table-cell table:style-name="ce34" office:value-type="float" office:value="201998.422229023" calcext:value-type="float">
            <text:p><text:s/>201,99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2月</text:p>
          </table:table-cell>
          <table:table-cell table:style-name="ce18"/>
          <table:table-cell table:style-name="ce24" office:value-type="float" office:value="1552358.85594726" calcext:value-type="float">
            <text:p><text:s/>1,552,359 <text:s/></text:p>
          </table:table-cell>
          <table:table-cell table:style-name="ce28" office:value-type="float" office:value="1901.378934" calcext:value-type="float">
            <text:p><text:s/>1,901 <text:s/></text:p>
          </table:table-cell>
          <table:table-cell table:style-name="ce28" office:value-type="float" office:value="264571.315" calcext:value-type="float">
            <text:p><text:s/>264,571 <text:s/></text:p>
          </table:table-cell>
          <table:table-cell table:style-name="ce28" office:value-type="float" office:value="143221.278" calcext:value-type="float">
            <text:p><text:s/>143,22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12307.516" calcext:value-type="float">
            <text:p><text:s/>812,308 <text:s/></text:p>
          </table:table-cell>
          <table:table-cell table:style-name="ce28" office:value-type="float" office:value="210354.267" calcext:value-type="float">
            <text:p><text:s/>210,354 <text:s/></text:p>
          </table:table-cell>
          <table:table-cell table:style-name="ce28" office:value-type="float" office:value="61861" calcext:value-type="float">
            <text:p><text:s/>61,861 <text:s/></text:p>
          </table:table-cell>
          <table:table-cell table:style-name="ce28" office:value-type="float" office:value="26735" calcext:value-type="float">
            <text:p><text:s/>26,735 <text:s/></text:p>
          </table:table-cell>
          <table:table-cell table:style-name="ce28" office:value-type="float" office:value="26718.95" calcext:value-type="float">
            <text:p><text:s/>26,719 <text:s/></text:p>
          </table:table-cell>
          <table:table-cell table:style-name="ce34" office:value-type="float" office:value="91788.0539664693" calcext:value-type="float">
            <text:p><text:s/>91,788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3月</text:p>
          </table:table-cell>
          <table:table-cell table:style-name="ce18"/>
          <table:table-cell table:style-name="ce24" office:value-type="float" office:value="1461980.62550883" calcext:value-type="float">
            <text:p><text:s/>1,461,98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327386.702" calcext:value-type="float">
            <text:p><text:s/>327,387 <text:s/></text:p>
          </table:table-cell>
          <table:table-cell table:style-name="ce28" office:value-type="float" office:value="123645.304" calcext:value-type="float">
            <text:p><text:s/>123,64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69992.311" calcext:value-type="float">
            <text:p><text:s/>769,992 <text:s/></text:p>
          </table:table-cell>
          <table:table-cell table:style-name="ce28" office:value-type="float" office:value="90745.529" calcext:value-type="float">
            <text:p><text:s/>90,746 <text:s/></text:p>
          </table:table-cell>
          <table:table-cell table:style-name="ce28" office:value-type="float" office:value="56870" calcext:value-type="float">
            <text:p><text:s/>56,870 <text:s/></text:p>
          </table:table-cell>
          <table:table-cell table:style-name="ce28" office:value-type="float" office:value="28353" calcext:value-type="float">
            <text:p><text:s/>28,353 <text:s/></text:p>
          </table:table-cell>
          <table:table-cell table:style-name="ce28" office:value-type="float" office:value="32549.54" calcext:value-type="float">
            <text:p><text:s/>32,550 <text:s/></text:p>
          </table:table-cell>
          <table:table-cell table:style-name="ce34" office:value-type="float" office:value="131062.911464382" calcext:value-type="float">
            <text:p><text:s/>131,06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4月</text:p>
          </table:table-cell>
          <table:table-cell table:style-name="ce18"/>
          <table:table-cell table:style-name="ce24" office:value-type="float" office:value="1116033.34004723" calcext:value-type="float">
            <text:p><text:s/>1,116,03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44406.598" calcext:value-type="float">
            <text:p><text:s/>244,407 <text:s/></text:p>
          </table:table-cell>
          <table:table-cell table:style-name="ce28" office:value-type="float" office:value="127230.524" calcext:value-type="float">
            <text:p><text:s/>127,23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14228.709" calcext:value-type="float">
            <text:p><text:s/>614,229 <text:s/></text:p>
          </table:table-cell>
          <table:table-cell table:style-name="ce28" office:value-type="float" office:value="46984.717" calcext:value-type="float">
            <text:p><text:s/>46,985 <text:s/></text:p>
          </table:table-cell>
          <table:table-cell table:style-name="ce28" office:value-type="float" office:value="39579" calcext:value-type="float">
            <text:p><text:s/>39,579 <text:s/></text:p>
          </table:table-cell>
          <table:table-cell table:style-name="ce28" office:value-type="float" office:value="9478" calcext:value-type="float">
            <text:p><text:s/>9,478 <text:s/></text:p>
          </table:table-cell>
          <table:table-cell table:style-name="ce28" office:value-type="float" office:value="77030.96" calcext:value-type="float">
            <text:p><text:s/>77,031 <text:s/></text:p>
          </table:table-cell>
          <table:table-cell table:style-name="ce34" office:value-type="float" office:value="44790.8548027859" calcext:value-type="float">
            <text:p><text:s/>44,79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5月</text:p>
          </table:table-cell>
          <table:table-cell table:style-name="ce18"/>
          <table:table-cell table:style-name="ce24" office:value-type="float" office:value="1324873.86127903" calcext:value-type="float">
            <text:p><text:s/>1,324,87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27189.775" calcext:value-type="float">
            <text:p><text:s/>127,190 <text:s/></text:p>
          </table:table-cell>
          <table:table-cell table:style-name="ce28" office:value-type="float" office:value="148555.685" calcext:value-type="float">
            <text:p><text:s/>148,55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14638.074" calcext:value-type="float">
            <text:p><text:s/>714,638 <text:s/></text:p>
          </table:table-cell>
          <table:table-cell table:style-name="ce28" office:value-type="float" office:value="211003.645" calcext:value-type="float">
            <text:p><text:s/>211,004 <text:s/></text:p>
          </table:table-cell>
          <table:table-cell table:style-name="ce28" office:value-type="float" office:value="52772" calcext:value-type="float">
            <text:p><text:s/>52,772 <text:s/></text:p>
          </table:table-cell>
          <table:table-cell table:style-name="ce28" office:value-type="float" office:value="41754" calcext:value-type="float">
            <text:p><text:s/>41,754 <text:s/></text:p>
          </table:table-cell>
          <table:table-cell table:style-name="ce28" office:value-type="float" office:value="44877.93" calcext:value-type="float">
            <text:p><text:s/>44,878 <text:s/></text:p>
          </table:table-cell>
          <table:table-cell table:style-name="ce34" office:value-type="float" office:value="46954.8874345827" calcext:value-type="float">
            <text:p><text:s/>46,95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6月</text:p>
          </table:table-cell>
          <table:table-cell table:style-name="ce18"/>
          <table:table-cell table:style-name="ce24" office:value-type="float" office:value="1339703.06949074" calcext:value-type="float">
            <text:p><text:s/>1,339,703 <text:s/></text:p>
          </table:table-cell>
          <table:table-cell table:style-name="ce28" office:value-type="float" office:value="3472.172748" calcext:value-type="float">
            <text:p><text:s/>3,472 <text:s/></text:p>
          </table:table-cell>
          <table:table-cell table:style-name="ce28" office:value-type="float" office:value="160652.098" calcext:value-type="float">
            <text:p><text:s/>160,652 <text:s/></text:p>
          </table:table-cell>
          <table:table-cell table:style-name="ce28" office:value-type="float" office:value="100017.248" calcext:value-type="float">
            <text:p><text:s/>100,01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09947.391" calcext:value-type="float">
            <text:p><text:s/>709,947 <text:s/></text:p>
          </table:table-cell>
          <table:table-cell table:style-name="ce28" office:value-type="float" office:value="241876.73" calcext:value-type="float">
            <text:p><text:s/>241,877 <text:s/></text:p>
          </table:table-cell>
          <table:table-cell table:style-name="ce28" office:value-type="float" office:value="47849" calcext:value-type="float">
            <text:p><text:s/>47,849 <text:s/></text:p>
          </table:table-cell>
          <table:table-cell table:style-name="ce28" office:value-type="float" office:value="13218" calcext:value-type="float">
            <text:p><text:s/>13,218 <text:s/></text:p>
          </table:table-cell>
          <table:table-cell table:style-name="ce28" office:value-type="float" office:value="58950.25" calcext:value-type="float">
            <text:p><text:s/>58,950 <text:s/></text:p>
          </table:table-cell>
          <table:table-cell table:style-name="ce34" office:value-type="float" office:value="68952.0298259663" calcext:value-type="float">
            <text:p><text:s/>68,95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7月</text:p>
          </table:table-cell>
          <table:table-cell table:style-name="ce18"/>
          <table:table-cell table:style-name="ce24" office:value-type="float" office:value="981038.329375202" calcext:value-type="float">
            <text:p><text:s/>981,038 <text:s/></text:p>
          </table:table-cell>
          <table:table-cell table:style-name="ce28" office:value-type="float" office:value="10418.679846" calcext:value-type="float">
            <text:p><text:s/>10,419 <text:s/></text:p>
          </table:table-cell>
          <table:table-cell table:style-name="ce28" office:value-type="float" office:value="207808.211" calcext:value-type="float">
            <text:p><text:s/>207,808 <text:s/></text:p>
          </table:table-cell>
          <table:table-cell table:style-name="ce28" office:value-type="float" office:value="51341.426" calcext:value-type="float">
            <text:p><text:s/>51,34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26853.907" calcext:value-type="float">
            <text:p><text:s/>526,854 <text:s/></text:p>
          </table:table-cell>
          <table:table-cell table:style-name="ce28" office:value-type="float" office:value="70953.28" calcext:value-type="float">
            <text:p><text:s/>70,953 <text:s/></text:p>
          </table:table-cell>
          <table:table-cell table:style-name="ce28" office:value-type="float" office:value="39414" calcext:value-type="float">
            <text:p><text:s/>39,414 <text:s/></text:p>
          </table:table-cell>
          <table:table-cell table:style-name="ce28" office:value-type="float" office:value="12564" calcext:value-type="float">
            <text:p><text:s/>12,564 <text:s/></text:p>
          </table:table-cell>
          <table:table-cell table:style-name="ce28" office:value-type="float" office:value="45113.97" calcext:value-type="float">
            <text:p><text:s/>45,114 <text:s/></text:p>
          </table:table-cell>
          <table:table-cell table:style-name="ce34" office:value-type="float" office:value="83100.9232220675" calcext:value-type="float">
            <text:p><text:s/>83,10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8月</text:p>
          </table:table-cell>
          <table:table-cell table:style-name="ce18"/>
          <table:table-cell table:style-name="ce24" office:value-type="float" office:value="919686.193243669" calcext:value-type="float">
            <text:p><text:s/>919,686 <text:s/></text:p>
          </table:table-cell>
          <table:table-cell table:style-name="ce28" office:value-type="float" office:value="6844.175514" calcext:value-type="float">
            <text:p><text:s/>6,844 <text:s/></text:p>
          </table:table-cell>
          <table:table-cell table:style-name="ce28" office:value-type="float" office:value="39576.63" calcext:value-type="float">
            <text:p><text:s/>39,577 <text:s/></text:p>
          </table:table-cell>
          <table:table-cell table:style-name="ce28" office:value-type="float" office:value="13495.804" calcext:value-type="float">
            <text:p><text:s/>13,49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08374.853" calcext:value-type="float">
            <text:p><text:s/>608,375 <text:s/></text:p>
          </table:table-cell>
          <table:table-cell table:style-name="ce28" office:value-type="float" office:value="98694.543" calcext:value-type="float">
            <text:p><text:s/>98,695 <text:s/></text:p>
          </table:table-cell>
          <table:table-cell table:style-name="ce28" office:value-type="float" office:value="31321" calcext:value-type="float">
            <text:p><text:s/>31,321 <text:s/></text:p>
          </table:table-cell>
          <table:table-cell table:style-name="ce28" office:value-type="float" office:value="23322" calcext:value-type="float">
            <text:p><text:s/>23,322 <text:s/></text:p>
          </table:table-cell>
          <table:table-cell table:style-name="ce28" office:value-type="float" office:value="71435.65" calcext:value-type="float">
            <text:p><text:s/>71,436 <text:s/></text:p>
          </table:table-cell>
          <table:table-cell table:style-name="ce34" office:value-type="float" office:value="70845.5756286257" calcext:value-type="float">
            <text:p><text:s/>70,84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9月</text:p>
          </table:table-cell>
          <table:table-cell table:style-name="ce18"/>
          <table:table-cell table:style-name="ce24" office:value-type="float" office:value="908908.824202223" calcext:value-type="float">
            <text:p><text:s/>908,909 <text:s/></text:p>
          </table:table-cell>
          <table:table-cell table:style-name="ce28" office:value-type="float" office:value="6979.643784" calcext:value-type="float">
            <text:p><text:s/>6,980 <text:s/></text:p>
          </table:table-cell>
          <table:table-cell table:style-name="ce28" office:value-type="float" office:value="41604.57" calcext:value-type="float">
            <text:p><text:s/>41,605 <text:s/></text:p>
          </table:table-cell>
          <table:table-cell table:style-name="ce28" office:value-type="float" office:value="95344.866" calcext:value-type="float">
            <text:p><text:s/>95,34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02409.845" calcext:value-type="float">
            <text:p><text:s/>602,410 <text:s/></text:p>
          </table:table-cell>
          <table:table-cell table:style-name="ce28" office:value-type="float" office:value="47418.194" calcext:value-type="float">
            <text:p><text:s/>47,418 <text:s/></text:p>
          </table:table-cell>
          <table:table-cell table:style-name="ce28" office:value-type="float" office:value="63165" calcext:value-type="float">
            <text:p><text:s/>63,165 <text:s/></text:p>
          </table:table-cell>
          <table:table-cell table:style-name="ce28" office:value-type="float" office:value="16681" calcext:value-type="float">
            <text:p><text:s/>16,681 <text:s/></text:p>
          </table:table-cell>
          <table:table-cell table:style-name="ce28" office:value-type="float" office:value="51898.94" calcext:value-type="float">
            <text:p><text:s/>51,899 <text:s/></text:p>
          </table:table-cell>
          <table:table-cell table:style-name="ce34" office:value-type="float" office:value="36930.24876813" calcext:value-type="float">
            <text:p><text:s/>36,93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0月</text:p>
          </table:table-cell>
          <table:table-cell table:style-name="ce18"/>
          <table:table-cell table:style-name="ce24" office:value-type="float" office:value="771522.428162378" calcext:value-type="float">
            <text:p><text:s/>771,522 <text:s/></text:p>
          </table:table-cell>
          <table:table-cell table:style-name="ce28" office:value-type="float" office:value="6952.315608" calcext:value-type="float">
            <text:p><text:s/>6,952 <text:s/></text:p>
          </table:table-cell>
          <table:table-cell table:style-name="ce28" office:value-type="float" office:value="53789.001" calcext:value-type="float">
            <text:p><text:s/>53,789 <text:s/></text:p>
          </table:table-cell>
          <table:table-cell table:style-name="ce28" office:value-type="float" office:value="6941.476" calcext:value-type="float">
            <text:p><text:s/>6,94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37423.49" calcext:value-type="float">
            <text:p><text:s/>437,423 <text:s/></text:p>
          </table:table-cell>
          <table:table-cell table:style-name="ce28" office:value-type="float" office:value="100468.501" calcext:value-type="float">
            <text:p><text:s/>100,469 <text:s/></text:p>
          </table:table-cell>
          <table:table-cell table:style-name="ce28" office:value-type="float" office:value="59982" calcext:value-type="float">
            <text:p><text:s/>59,982 <text:s/></text:p>
          </table:table-cell>
          <table:table-cell table:style-name="ce28" office:value-type="float" office:value="25153" calcext:value-type="float">
            <text:p><text:s/>25,153 <text:s/></text:p>
          </table:table-cell>
          <table:table-cell table:style-name="ce28" office:value-type="float" office:value="45665.4" calcext:value-type="float">
            <text:p><text:s/>45,665 <text:s/></text:p>
          </table:table-cell>
          <table:table-cell table:style-name="ce34" office:value-type="float" office:value="64646.5353335912" calcext:value-type="float">
            <text:p><text:s/>64,64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1月</text:p>
          </table:table-cell>
          <table:table-cell table:style-name="ce18"/>
          <table:table-cell table:style-name="ce24" office:value-type="float" office:value="963297.543512391" calcext:value-type="float">
            <text:p><text:s/>963,298 <text:s/></text:p>
          </table:table-cell>
          <table:table-cell table:style-name="ce28" office:value-type="float" office:value="6995.433114" calcext:value-type="float">
            <text:p><text:s/>6,995 <text:s/></text:p>
          </table:table-cell>
          <table:table-cell table:style-name="ce28" office:value-type="float" office:value="214792.07" calcext:value-type="float">
            <text:p><text:s/>214,792 <text:s/></text:p>
          </table:table-cell>
          <table:table-cell table:style-name="ce28" office:value-type="float" office:value="6266.034" calcext:value-type="float">
            <text:p><text:s/>6,26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43581.587" calcext:value-type="float">
            <text:p><text:s/>443,582 <text:s/></text:p>
          </table:table-cell>
          <table:table-cell table:style-name="ce28" office:value-type="float" office:value="126033.217" calcext:value-type="float">
            <text:p><text:s/>126,033 <text:s/></text:p>
          </table:table-cell>
          <table:table-cell table:style-name="ce28" office:value-type="float" office:value="50007" calcext:value-type="float">
            <text:p><text:s/>50,007 <text:s/></text:p>
          </table:table-cell>
          <table:table-cell table:style-name="ce28" office:value-type="float" office:value="28149" calcext:value-type="float">
            <text:p><text:s/>28,149 <text:s/></text:p>
          </table:table-cell>
          <table:table-cell table:style-name="ce28" office:value-type="float" office:value="71983.38" calcext:value-type="float">
            <text:p><text:s/>71,983 <text:s/></text:p>
          </table:table-cell>
          <table:table-cell table:style-name="ce34" office:value-type="float" office:value="67770.1827666814" calcext:value-type="float">
            <text:p><text:s/>67,770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 - 11月</text:p>
          </table:table-cell>
          <table:table-cell table:style-name="ce18"/>
          <table:table-cell table:style-name="ce24" office:value-type="float" office:value="13241001.6867628" calcext:value-type="float">
            <text:p><text:s/>13,241,002 <text:s/></text:p>
          </table:table-cell>
          <table:table-cell table:style-name="ce28" office:value-type="float" office:value="47080.756908" calcext:value-type="float">
            <text:p><text:s/>47,081 <text:s/></text:p>
          </table:table-cell>
          <table:table-cell table:style-name="ce28" office:value-type="float" office:value="2067999.261" calcext:value-type="float">
            <text:p><text:s/>2,067,999 <text:s/></text:p>
          </table:table-cell>
          <table:table-cell table:style-name="ce28" office:value-type="float" office:value="908781.332" calcext:value-type="float">
            <text:p><text:s/>908,78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241336.803" calcext:value-type="float">
            <text:p><text:s/>7,241,337 <text:s/></text:p>
          </table:table-cell>
          <table:table-cell table:style-name="ce28" office:value-type="float" office:value="1463774.028" calcext:value-type="float">
            <text:p><text:s/>1,463,774 <text:s/></text:p>
          </table:table-cell>
          <table:table-cell table:style-name="ce28" office:value-type="float" office:value="538091" calcext:value-type="float">
            <text:p><text:s/>538,091 <text:s/></text:p>
          </table:table-cell>
          <table:table-cell table:style-name="ce28" office:value-type="float" office:value="239100" calcext:value-type="float">
            <text:p><text:s/>239,100 <text:s/></text:p>
          </table:table-cell>
          <table:table-cell table:style-name="ce28" office:value-type="float" office:value="590279.32" calcext:value-type="float">
            <text:p><text:s/>590,279 <text:s/></text:p>
          </table:table-cell>
          <table:table-cell table:style-name="ce34" office:value-type="float" office:value="908840.625442305" calcext:value-type="float">
            <text:p><text:s/>908,84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2月</text:p>
          </table:table-cell>
          <table:table-cell table:style-name="ce18"/>
          <table:table-cell table:style-name="ce24" office:value-type="float" office:value="1178402.05554444" calcext:value-type="float">
            <text:p><text:s/>1,178,402 <text:s/></text:p>
          </table:table-cell>
          <table:table-cell table:style-name="ce28" office:value-type="float" office:value="3514.90302" calcext:value-type="float">
            <text:p><text:s/>3,515 <text:s/></text:p>
          </table:table-cell>
          <table:table-cell table:style-name="ce28" office:value-type="float" office:value="256876.78" calcext:value-type="float">
            <text:p><text:s/>256,877 <text:s/></text:p>
          </table:table-cell>
          <table:table-cell table:style-name="ce28" office:value-type="float" office:value="80316.32" calcext:value-type="float">
            <text:p><text:s/>80,31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75620.955" calcext:value-type="float">
            <text:p><text:s/>575,621 <text:s/></text:p>
          </table:table-cell>
          <table:table-cell table:style-name="ce28" office:value-type="float" office:value="196238.482" calcext:value-type="float">
            <text:p><text:s/>196,238 <text:s/></text:p>
          </table:table-cell>
          <table:table-cell table:style-name="ce28" office:value-type="float" office:value="38955" calcext:value-type="float">
            <text:p><text:s/>38,955 <text:s/></text:p>
          </table:table-cell>
          <table:table-cell table:style-name="ce28" office:value-type="float" office:value="321" calcext:value-type="float">
            <text:p><text:s/>321 <text:s/></text:p>
          </table:table-cell>
          <table:table-cell table:style-name="ce28" office:value-type="float" office:value="18933.6" calcext:value-type="float">
            <text:p><text:s/>18,934 <text:s/></text:p>
          </table:table-cell>
          <table:table-cell table:style-name="ce34" office:value-type="float" office:value="76065.4116846969" calcext:value-type="float">
            <text:p><text:s/>76,06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 - 12月</text:p>
          </table:table-cell>
          <table:table-cell table:style-name="ce18"/>
          <table:table-cell table:style-name="ce24" office:value-type="float" office:value="14419403.7423073" calcext:value-type="float">
            <text:p><text:s/>14,419,404 <text:s/></text:p>
          </table:table-cell>
          <table:table-cell table:style-name="ce28" office:value-type="float" office:value="50595.659928" calcext:value-type="float">
            <text:p><text:s/>50,596 <text:s/></text:p>
          </table:table-cell>
          <table:table-cell table:style-name="ce28" office:value-type="float" office:value="2324876.041" calcext:value-type="float">
            <text:p><text:s/>2,324,876 <text:s/></text:p>
          </table:table-cell>
          <table:table-cell table:style-name="ce28" office:value-type="float" office:value="989097.652" calcext:value-type="float">
            <text:p><text:s/>989,098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7816957.758" calcext:value-type="float">
            <text:p><text:s/>7,816,958 <text:s/></text:p>
          </table:table-cell>
          <table:table-cell table:style-name="ce28" office:value-type="float" office:value="1660012.51" calcext:value-type="float">
            <text:p><text:s/>1,660,013 <text:s/></text:p>
          </table:table-cell>
          <table:table-cell table:style-name="ce28" office:value-type="float" office:value="577046" calcext:value-type="float">
            <text:p><text:s/>577,046 <text:s/></text:p>
          </table:table-cell>
          <table:table-cell table:style-name="ce28" office:value-type="float" office:value="239421" calcext:value-type="float">
            <text:p><text:s/>239,421 <text:s/></text:p>
          </table:table-cell>
          <table:table-cell table:style-name="ce28" office:value-type="float" office:value="609212.92" calcext:value-type="float">
            <text:p><text:s/>609,213 <text:s/></text:p>
          </table:table-cell>
          <table:table-cell table:style-name="ce34" office:value-type="float" office:value="984906.037127002" calcext:value-type="float">
            <text:p><text:s/>984,906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/>
          <table:table-cell table:style-name="ce18"/>
          <table:table-cell table:style-name="ce24"/>
          <table:table-cell table:style-name="ce28" table:number-columns-repeated="9"/>
          <table:table-cell table:style-name="ce34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2" office:value-type="string" calcext:value-type="string">
            <text:p><text:s/>1月</text:p>
          </table:table-cell>
          <table:table-cell table:style-name="ce18"/>
          <table:table-cell table:style-name="ce24" office:value-type="float" office:value="913513.699455581" calcext:value-type="float">
            <text:p><text:s/>913,514 <text:s/></text:p>
          </table:table-cell>
          <table:table-cell table:style-name="ce28" office:value-type="float" office:value="3503.74959" calcext:value-type="float">
            <text:p><text:s/>3,504 <text:s/></text:p>
          </table:table-cell>
          <table:table-cell table:style-name="ce28" office:value-type="float" office:value="223437.921" calcext:value-type="float">
            <text:p><text:s/>223,438 <text:s/></text:p>
          </table:table-cell>
          <table:table-cell table:style-name="ce28" office:value-type="float" office:value="8690.874" calcext:value-type="float">
            <text:p><text:s/>8,69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32971.268" calcext:value-type="float">
            <text:p><text:s/>432,971 <text:s/></text:p>
          </table:table-cell>
          <table:table-cell table:style-name="ce28" office:value-type="float" office:value="107409.109" calcext:value-type="float">
            <text:p><text:s/>107,409 <text:s/></text:p>
          </table:table-cell>
          <table:table-cell table:style-name="ce28" office:value-type="float" office:value="70474" calcext:value-type="float">
            <text:p><text:s/>70,474 <text:s/></text:p>
          </table:table-cell>
          <table:table-cell table:style-name="ce28" office:value-type="float" office:value="314" calcext:value-type="float">
            <text:p><text:s/>31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34" office:value-type="float" office:value="115361.849241175" calcext:value-type="float">
            <text:p><text:s/>115,36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2月</text:p>
          </table:table-cell>
          <table:table-cell table:style-name="ce18"/>
          <table:table-cell table:style-name="ce24" office:value-type="float" office:value="1050864.92652534" calcext:value-type="float">
            <text:p><text:s/>1,050,86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80567.723" calcext:value-type="float">
            <text:p><text:s/>180,568 <text:s/></text:p>
          </table:table-cell>
          <table:table-cell table:style-name="ce28" office:value-type="float" office:value="49165.275" calcext:value-type="float">
            <text:p><text:s/>49,16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39321.819" calcext:value-type="float">
            <text:p><text:s/>439,322 <text:s/></text:p>
          </table:table-cell>
          <table:table-cell table:style-name="ce28" office:value-type="float" office:value="257389.419" calcext:value-type="float">
            <text:p><text:s/>257,389 <text:s/></text:p>
          </table:table-cell>
          <table:table-cell table:style-name="ce28" office:value-type="float" office:value="43555" calcext:value-type="float">
            <text:p><text:s/>43,555 <text:s/></text:p>
          </table:table-cell>
          <table:table-cell table:style-name="ce28" office:value-type="float" office:value="6555" calcext:value-type="float">
            <text:p><text:s/>6,555 <text:s/></text:p>
          </table:table-cell>
          <table:table-cell table:style-name="ce28" office:value-type="float" office:value="13362.3" calcext:value-type="float">
            <text:p><text:s/>13,362 <text:s/></text:p>
          </table:table-cell>
          <table:table-cell table:style-name="ce34" office:value-type="float" office:value="100171.481925339" calcext:value-type="float">
            <text:p><text:s/>100,17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3月</text:p>
          </table:table-cell>
          <table:table-cell table:style-name="ce18"/>
          <table:table-cell table:style-name="ce24" office:value-type="float" office:value="1020874.16539141" calcext:value-type="float">
            <text:p><text:s/>1,020,87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91660.944" calcext:value-type="float">
            <text:p><text:s/>191,661 <text:s/></text:p>
          </table:table-cell>
          <table:table-cell table:style-name="ce28" office:value-type="float" office:value="4911.616" calcext:value-type="float">
            <text:p><text:s/>4,91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10086.591" calcext:value-type="float">
            <text:p><text:s/>410,087 <text:s/></text:p>
          </table:table-cell>
          <table:table-cell table:style-name="ce28" office:value-type="float" office:value="221010.943" calcext:value-type="float">
            <text:p><text:s/>221,011 <text:s/></text:p>
          </table:table-cell>
          <table:table-cell table:style-name="ce28" office:value-type="float" office:value="51604" calcext:value-type="float">
            <text:p><text:s/>51,604 <text:s/></text:p>
          </table:table-cell>
          <table:table-cell table:style-name="ce28" office:value-type="float" office:value="26996" calcext:value-type="float">
            <text:p><text:s/>26,996 <text:s/></text:p>
          </table:table-cell>
          <table:table-cell table:style-name="ce28" office:value-type="float" office:value="45140.04" calcext:value-type="float">
            <text:p><text:s/>45,140 <text:s/></text:p>
          </table:table-cell>
          <table:table-cell table:style-name="ce34" office:value-type="float" office:value="105742.228013637" calcext:value-type="float">
            <text:p><text:s/>105,74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4月</text:p>
          </table:table-cell>
          <table:table-cell table:style-name="ce18"/>
          <table:table-cell table:style-name="ce24" office:value-type="float" office:value="1426559.38558372" calcext:value-type="float">
            <text:p><text:s/>1,426,55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75649.958" calcext:value-type="float">
            <text:p><text:s/>175,650 <text:s/></text:p>
          </table:table-cell>
          <table:table-cell table:style-name="ce28" office:value-type="float" office:value="5527.571" calcext:value-type="float">
            <text:p><text:s/>5,528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02092.253" calcext:value-type="float">
            <text:p><text:s/>802,092 <text:s/></text:p>
          </table:table-cell>
          <table:table-cell table:style-name="ce28" office:value-type="float" office:value="245899.312" calcext:value-type="float">
            <text:p><text:s/>245,899 <text:s/></text:p>
          </table:table-cell>
          <table:table-cell table:style-name="ce28" office:value-type="float" office:value="58562" calcext:value-type="float">
            <text:p><text:s/>58,562 <text:s/></text:p>
          </table:table-cell>
          <table:table-cell table:style-name="ce28" office:value-type="float" office:value="15873" calcext:value-type="float">
            <text:p><text:s/>15,873 <text:s/></text:p>
          </table:table-cell>
          <table:table-cell table:style-name="ce28" office:value-type="float" office:value="64201.33" calcext:value-type="float">
            <text:p><text:s/>64,201 <text:s/></text:p>
          </table:table-cell>
          <table:table-cell table:style-name="ce34" office:value-type="float" office:value="119906.64482816" calcext:value-type="float">
            <text:p><text:s/>119,907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5月</text:p>
          </table:table-cell>
          <table:table-cell table:style-name="ce18"/>
          <table:table-cell table:style-name="ce24" office:value-type="float" office:value="1680326.96112932" calcext:value-type="float">
            <text:p><text:s/>1,680,32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20885.086" calcext:value-type="float">
            <text:p><text:s/>420,885 <text:s/></text:p>
          </table:table-cell>
          <table:table-cell table:style-name="ce28" office:value-type="float" office:value="49182.838" calcext:value-type="float">
            <text:p><text:s/>49,18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69763.324" calcext:value-type="float">
            <text:p><text:s/>869,763 <text:s/></text:p>
          </table:table-cell>
          <table:table-cell table:style-name="ce28" office:value-type="float" office:value="163826.445" calcext:value-type="float">
            <text:p><text:s/>163,826 <text:s/></text:p>
          </table:table-cell>
          <table:table-cell table:style-name="ce28" office:value-type="float" office:value="69941" calcext:value-type="float">
            <text:p><text:s/>69,941 <text:s/></text:p>
          </table:table-cell>
          <table:table-cell table:style-name="ce28" office:value-type="float" office:value="17355" calcext:value-type="float">
            <text:p><text:s/>17,355 <text:s/></text:p>
          </table:table-cell>
          <table:table-cell table:style-name="ce28" office:value-type="float" office:value="57438.37" calcext:value-type="float">
            <text:p><text:s/>57,438 <text:s/></text:p>
          </table:table-cell>
          <table:table-cell table:style-name="ce34" office:value-type="float" office:value="139094.694195984" calcext:value-type="float">
            <text:p><text:s/>139,09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6月</text:p>
          </table:table-cell>
          <table:table-cell table:style-name="ce18"/>
          <table:table-cell table:style-name="ce24" office:value-type="float" office:value="1417243.35351377" calcext:value-type="float">
            <text:p><text:s/>1,417,24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31683.507" calcext:value-type="float">
            <text:p><text:s/>531,684 <text:s/></text:p>
          </table:table-cell>
          <table:table-cell table:style-name="ce28" office:value-type="float" office:value="6994.553" calcext:value-type="float">
            <text:p><text:s/>6,99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23410.354" calcext:value-type="float">
            <text:p><text:s/>523,410 <text:s/></text:p>
          </table:table-cell>
          <table:table-cell table:style-name="ce28" office:value-type="float" office:value="225113.833" calcext:value-type="float">
            <text:p><text:s/>225,114 <text:s/></text:p>
          </table:table-cell>
          <table:table-cell table:style-name="ce28" office:value-type="float" office:value="38070" calcext:value-type="float">
            <text:p><text:s/>38,070 <text:s/></text:p>
          </table:table-cell>
          <table:table-cell table:style-name="ce28" office:value-type="float" office:value="15705" calcext:value-type="float">
            <text:p><text:s/>15,705 <text:s/></text:p>
          </table:table-cell>
          <table:table-cell table:style-name="ce28" office:value-type="float" office:value="72181.6" calcext:value-type="float">
            <text:p><text:s/>72,182 <text:s/></text:p>
          </table:table-cell>
          <table:table-cell table:style-name="ce34" office:value-type="float" office:value="97772.3902915485" calcext:value-type="float">
            <text:p><text:s/>97,77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7月</text:p>
          </table:table-cell>
          <table:table-cell table:style-name="ce18"/>
          <table:table-cell table:style-name="ce24" office:value-type="float" office:value="1790391.30945699" calcext:value-type="float">
            <text:p><text:s/>1,790,39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30293.41" calcext:value-type="float">
            <text:p><text:s/>530,293 <text:s/></text:p>
          </table:table-cell>
          <table:table-cell table:style-name="ce28" office:value-type="float" office:value="95963.033" calcext:value-type="float">
            <text:p><text:s/>95,96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32691.977" calcext:value-type="float">
            <text:p><text:s/>1,032,692 <text:s/></text:p>
          </table:table-cell>
          <table:table-cell table:style-name="ce28" office:value-type="float" office:value="112164.167" calcext:value-type="float">
            <text:p><text:s/>112,164 <text:s/></text:p>
          </table:table-cell>
          <table:table-cell table:style-name="ce28" office:value-type="float" office:value="17867" calcext:value-type="float">
            <text:p><text:s/>17,867 <text:s/></text:p>
          </table:table-cell>
          <table:table-cell table:style-name="ce28" office:value-type="float" office:value="22072" calcext:value-type="float">
            <text:p><text:s/>22,072 <text:s/></text:p>
          </table:table-cell>
          <table:table-cell table:style-name="ce28" office:value-type="float" office:value="51224.11" calcext:value-type="float">
            <text:p><text:s/>51,224 <text:s/></text:p>
          </table:table-cell>
          <table:table-cell table:style-name="ce34" office:value-type="float" office:value="71762.1567903222" calcext:value-type="float">
            <text:p><text:s/>71,762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8月</text:p>
          </table:table-cell>
          <table:table-cell table:style-name="ce18"/>
          <table:table-cell table:style-name="ce24" office:value-type="float" office:value="1376272.15438809" calcext:value-type="float">
            <text:p><text:s/>1,376,27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35919.608" calcext:value-type="float">
            <text:p><text:s/>435,920 <text:s/></text:p>
          </table:table-cell>
          <table:table-cell table:style-name="ce28" office:value-type="float" office:value="54465.669" calcext:value-type="float">
            <text:p><text:s/>54,46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691302.679" calcext:value-type="float">
            <text:p><text:s/>691,303 <text:s/></text:p>
          </table:table-cell>
          <table:table-cell table:style-name="ce28" office:value-type="float" office:value="115890.691" calcext:value-type="float">
            <text:p><text:s/>115,891 <text:s/></text:p>
          </table:table-cell>
          <table:table-cell table:style-name="ce28" office:value-type="float" office:value="12186" calcext:value-type="float">
            <text:p><text:s/>12,186 <text:s/></text:p>
          </table:table-cell>
          <table:table-cell table:style-name="ce28" office:value-type="float" office:value="6886" calcext:value-type="float">
            <text:p><text:s/>6,886 <text:s/></text:p>
          </table:table-cell>
          <table:table-cell table:style-name="ce28" office:value-type="float" office:value="77902.74" calcext:value-type="float">
            <text:p><text:s/>77,903 <text:s/></text:p>
          </table:table-cell>
          <table:table-cell table:style-name="ce34" office:value-type="float" office:value="89601.0988769771" calcext:value-type="float">
            <text:p><text:s/>89,601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<text:s/>9月</text:p>
          </table:table-cell>
          <table:table-cell table:style-name="ce18"/>
          <table:table-cell table:style-name="ce24" office:value-type="float" office:value="1475703.25941513" calcext:value-type="float">
            <text:p><text:s/>1,475,703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450481.961" calcext:value-type="float">
            <text:p><text:s/>450,482 <text:s/></text:p>
          </table:table-cell>
          <table:table-cell table:style-name="ce28" office:value-type="float" office:value="38295.759" calcext:value-type="float">
            <text:p><text:s/>38,29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839242.541" calcext:value-type="float">
            <text:p><text:s/>839,243 <text:s/></text:p>
          </table:table-cell>
          <table:table-cell table:style-name="ce28" office:value-type="float" office:value="82376.612" calcext:value-type="float">
            <text:p><text:s/>82,377 <text:s/></text:p>
          </table:table-cell>
          <table:table-cell table:style-name="ce28" office:value-type="float" office:value="11247" calcext:value-type="float">
            <text:p><text:s/>11,247 <text:s/></text:p>
          </table:table-cell>
          <table:table-cell table:style-name="ce28" office:value-type="float" office:value="19926" calcext:value-type="float">
            <text:p><text:s/>19,926 <text:s/></text:p>
          </table:table-cell>
          <table:table-cell table:style-name="ce28" office:value-type="float" office:value="58348.46" calcext:value-type="float">
            <text:p><text:s/>58,348 <text:s/></text:p>
          </table:table-cell>
          <table:table-cell table:style-name="ce34" office:value-type="float" office:value="92784.7305929085" calcext:value-type="float">
            <text:p><text:s/>92,785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0月</text:p>
          </table:table-cell>
          <table:table-cell table:style-name="ce18"/>
          <table:table-cell table:style-name="ce24" office:value-type="float" office:value="1154679.40792926" calcext:value-type="float">
            <text:p><text:s/>1,154,67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99837.725" calcext:value-type="float">
            <text:p><text:s/>299,838 <text:s/></text:p>
          </table:table-cell>
          <table:table-cell table:style-name="ce28" office:value-type="float" office:value="53093.873" calcext:value-type="float">
            <text:p><text:s/>53,09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545271.98" calcext:value-type="float">
            <text:p><text:s/>545,272 <text:s/></text:p>
          </table:table-cell>
          <table:table-cell table:style-name="ce28" office:value-type="float" office:value="116660.937" calcext:value-type="float">
            <text:p><text:s/>116,661 <text:s/></text:p>
          </table:table-cell>
          <table:table-cell table:style-name="ce28" office:value-type="float" office:value="32410" calcext:value-type="float">
            <text:p><text:s/>32,410 <text:s/></text:p>
          </table:table-cell>
          <table:table-cell table:style-name="ce28" office:value-type="float" office:value="17670" calcext:value-type="float">
            <text:p><text:s/>17,670 <text:s/></text:p>
          </table:table-cell>
          <table:table-cell table:style-name="ce28" office:value-type="float" office:value="57995.07" calcext:value-type="float">
            <text:p><text:s/>57,995 <text:s/></text:p>
          </table:table-cell>
          <table:table-cell table:style-name="ce34" office:value-type="float" office:value="107222.692351486" calcext:value-type="float">
            <text:p><text:s/>107,223 <text:s/>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2" office:value-type="string" calcext:value-type="string">
            <text:p>11月</text:p>
          </table:table-cell>
          <table:table-cell table:style-name="ce18"/>
          <table:table-cell table:style-name="ce24" office:value-type="float" office:value="1250727.37208559" calcext:value-type="float">
            <text:p><text:s/>1,250,727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203042.408" calcext:value-type="float">
            <text:p><text:s/>203,042 <text:s/></text:p>
          </table:table-cell>
          <table:table-cell table:number-columns-repeated="2" table:style-name="ce28" office:value-type="float" office:value="0" calcext:value-type="float">
            <text:p>- <text:s/></text:p>
          </table:table-cell>
          <table:table-cell table:style-name="ce28" office:value-type="float" office:value="664086.707" calcext:value-type="float">
            <text:p><text:s/>664,087 <text:s/></text:p>
          </table:table-cell>
          <table:table-cell table:style-name="ce28" office:value-type="float" office:value="207192.26" calcext:value-type="float">
            <text:p><text:s/>207,192 <text:s/></text:p>
          </table:table-cell>
          <table:table-cell table:style-name="ce28" office:value-type="float" office:value="55668" calcext:value-type="float">
            <text:p><text:s/>55,668 <text:s/></text:p>
          </table:table-cell>
          <table:table-cell table:style-name="ce28" office:value-type="float" office:value="18460" calcext:value-type="float">
            <text:p><text:s/>18,460 <text:s/></text:p>
          </table:table-cell>
          <table:table-cell table:style-name="ce28" office:value-type="float" office:value="61306.33" calcext:value-type="float">
            <text:p><text:s/>61,306 <text:s/></text:p>
          </table:table-cell>
          <table:table-cell table:style-name="ce34" office:value-type="float" office:value="98190.7583967042" calcext:value-type="float">
            <text:p><text:s/>98,191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9"/>
          <table:table-cell table:style-name="ce25" office:value-type="float" office:value="14557155.9948742" calcext:value-type="float">
            <text:p><text:s/>14,557,156 <text:s/></text:p>
          </table:table-cell>
          <table:table-cell table:style-name="ce29" office:value-type="float" office:value="3503.74959" calcext:value-type="float">
            <text:p><text:s/>3,504 <text:s/></text:p>
          </table:table-cell>
          <table:table-cell table:style-name="ce29" office:value-type="float" office:value="3643460.251" calcext:value-type="float">
            <text:p><text:s/>3,643,460 <text:s/></text:p>
          </table:table-cell>
          <table:table-cell table:style-name="ce29" office:value-type="float" office:value="366291.061" calcext:value-type="float">
            <text:p><text:s/>366,291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7250241.493" calcext:value-type="float">
            <text:p><text:s/>7,250,241 <text:s/></text:p>
          </table:table-cell>
          <table:table-cell table:style-name="ce29" office:value-type="float" office:value="1854933.728" calcext:value-type="float">
            <text:p><text:s/>1,854,934 <text:s/></text:p>
          </table:table-cell>
          <table:table-cell table:style-name="ce29" office:value-type="float" office:value="461584" calcext:value-type="float">
            <text:p><text:s/>461,584 <text:s/></text:p>
          </table:table-cell>
          <table:table-cell table:style-name="ce29" office:value-type="float" office:value="167812" calcext:value-type="float">
            <text:p><text:s/>167,812 <text:s/></text:p>
          </table:table-cell>
          <table:table-cell table:style-name="ce29" office:value-type="float" office:value="559100.35" calcext:value-type="float">
            <text:p><text:s/>559,100 <text:s/></text:p>
          </table:table-cell>
          <table:table-cell table:style-name="ce35" office:value-type="float" office:value="1137610.72550424" calcext:value-type="float">
            <text:p><text:s/>1,137,611 <text:s/>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 table:number-columns-spanned="14" table:number-rows-spanned="1">
            <text:p>註：本表其他油品包含添加劑/含氧化合物(MTBE)、石油腦、航空汽油、白精油、溶劑油、石蠟及其他石油產品；其中，自106年1月起因新增納入「MTBE」及「硫磺(屬其他石油產品)」出口量，</text:p>
          </table:table-cell>
          <table:covered-table-cell table:number-columns-repeated="13" table:style-name="ce13"/>
          <table:table-cell table:number-columns-repeated="1010"/>
        </table:table-row>
        <table:table-row table:style-name="ro4">
          <table:table-cell table:style-name="ce8" office:value-type="string" calcext:value-type="string" table:number-columns-spanned="14" table:number-rows-spanned="1">
            <text:p>　　故數量顯著增加。</text:p>
          </table:table-cell>
          <table:covered-table-cell table:number-columns-repeated="13" table:style-name="ce14"/>
          <table:table-cell table:number-columns-repeated="1010"/>
        </table:table-row>
        <table:table-row table:style-name="ro5" table:number-rows-repeated="5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number number:decimal-places="0" loext:min-decimal-places="0" number:min-integer-digits="1"/>
      <number:text>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</number:text>
      <style:map style:condition="value()&gt;0" style:apply-style-name="N183P0"/>
      <style:map style:condition="value()&lt;0" style:apply-style-name="N18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石油產品出口</dc:title>
    <dc:subject>石油產品出口</dc:subject>
    <meta:keyword>能源統計月報</meta:keyword>
    <dc:description>石油產品出口</dc:description>
    <meta:initial-creator>國際合作與能源統計科</meta:initial-creator>
    <meta:creation-date>2012-04-19T15:27:30</meta:creation-date>
    <dc:creator>方文秀</dc:creator>
    <dc:date>2021-12-29T20:24:33</dc:date>
    <meta:print-date>2021-12-29T20:24:29</meta:print-date>
    <meta:document-statistic meta:table-count="1" meta:cell-count="545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